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Nod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Impl.getQ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Impl.ChildNodeImpl( NamePathResolver resolver , Name selectorName ,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ildNodeImpl.ge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Impl.getSelector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